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fo:min-height="1cm" fo:padding-top="0cm" fo:padding-bottom="0cm" fo:padding-left="0cm" fo:padding-right="0cm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fill="solid" draw:fill-color="#eb613d" draw:textarea-horizontal-align="center" draw:textarea-vertical-align="middle"/>
    </style:style>
    <style:style style:name="gr8" style:family="graphic" style:parent-style-name="standard">
      <style:graphic-properties draw:fill="solid" draw:fill-color="#ff9966" draw:textarea-horizontal-align="left" draw:textarea-vertical-align="middle"/>
    </style:style>
    <style:style style:name="gr9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5cm" fo:padding-top="0cm" fo:padding-bottom="0cm" fo:padding-left="0cm" fo:padding-right="0cm"/>
    </style:style>
    <style:style style:name="gr11" style:family="graphic" style:parent-style-name="standard">
      <style:graphic-properties draw:fill="solid" draw:fill-color="#ff996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gr13" style:family="graphic" style:parent-style-name="standard">
      <style:graphic-properties draw:stroke="dash" draw:stroke-dash="Ultrafine_20_Dashed"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5cm" svg:height="3.5cm" svg:x="3.75cm" svg:y="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3" draw:layer="layout" svg:width="1.75cm" svg:height="1cm" svg:x="2cm" svg:y="7.25cm">
            <draw:text-box>
              <text:p text:style-name="P2"><text:span text:style-name="T1">couches basses</text:span></text:p>
            </draw:text-box>
          </draw:frame>
        </draw:g>
        <draw:g>
          <draw:custom-shape draw:style-name="gr1" draw:text-style-name="P1" draw:layer="layout" svg:width="0.5cm" svg:height="4cm" svg:x="3.75cm" svg:y="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3" draw:layer="layout" svg:width="1.75cm" svg:height="1cm" svg:x="2cm" svg:y="3.5cm">
            <draw:text-box>
              <text:p text:style-name="P2"><text:span text:style-name="T1">couches hautes</text:span></text:p>
            </draw:text-box>
          </draw:frame>
        </draw:g>
        <draw:g>
          <draw:rect draw:style-name="gr3" draw:text-style-name="P4" draw:layer="layout" svg:width="4cm" svg:height="1cm" svg:x="9cm" svg:y="3cm">
            <text:p text:style-name="P1"><text:span text:style-name="T1">6. Présentation</text:span></text:p>
          </draw:rect>
          <draw:rect draw:style-name="gr4" draw:text-style-name="P4" draw:layer="layout" svg:width="4cm" svg:height="1cm" svg:x="9cm" svg:y="5cm">
            <text:p text:style-name="P1"><text:span text:style-name="T1">4. Transport</text:span></text:p>
          </draw:rect>
          <draw:rect draw:style-name="gr3" draw:text-style-name="P4" draw:layer="layout" svg:width="4cm" svg:height="1cm" svg:x="9cm" svg:y="4cm">
            <text:p text:style-name="P1"><text:span text:style-name="T1">5. Session</text:span></text:p>
          </draw:rect>
          <draw:rect draw:style-name="gr3" draw:text-style-name="P4" draw:layer="layout" svg:width="4cm" svg:height="1cm" svg:x="9cm" svg:y="2cm">
            <text:p text:style-name="P1"><text:span text:style-name="T1">7. Application</text:span></text:p>
          </draw:rect>
          <draw:frame draw:style-name="gr5" draw:text-style-name="P5" draw:layer="layout" svg:width="4cm" svg:height="0.5cm" svg:x="9cm" svg:y="10cm">
            <draw:text-box>
              <text:p text:style-name="P1"><text:span text:style-name="T2">Modèle OSI</text:span></text:p>
            </draw:text-box>
          </draw:frame>
          <draw:rect draw:style-name="gr6" draw:text-style-name="P4" draw:layer="layout" svg:width="4cm" svg:height="1cm" svg:x="9cm" svg:y="6cm">
            <text:p text:style-name="P1"><text:span text:style-name="T1">3. Réseau</text:span></text:p>
          </draw:rect>
          <draw:rect draw:style-name="gr7" draw:text-style-name="P4" draw:layer="layout" svg:width="4cm" svg:height="1cm" svg:x="9cm" svg:y="8.5cm">
            <text:p text:style-name="P1"><text:span text:style-name="T1">1. Physique</text:span></text:p>
          </draw:rect>
          <draw:g>
            <draw:rect draw:style-name="gr8" draw:text-style-name="P4" draw:layer="layout" svg:width="4cm" svg:height="1.5cm" svg:x="9cm" svg:y="7cm">
              <text:p text:style-name="P1"><text:span text:style-name="T1">2. Liaison</text:span></text:p>
            </draw:rect>
            <draw:line draw:style-name="gr9" draw:text-style-name="P1" draw:layer="layout" svg:x1="11.25cm" svg:y1="7.75cm" svg:x2="13cm" svg:y2="7.75cm">
              <text:p/>
            </draw:line>
            <draw:frame draw:style-name="gr10" draw:text-style-name="P4" draw:layer="layout" svg:width="1.75cm" svg:height="0.75cm" svg:x="11.25cm" svg:y="7cm">
              <draw:text-box>
                <text:p text:style-name="P1"><text:span text:style-name="T1">LLC</text:span></text:p>
              </draw:text-box>
            </draw:frame>
            <draw:frame draw:style-name="gr10" draw:text-style-name="P4" draw:layer="layout" svg:width="1.75cm" svg:height="0.75cm" svg:x="11.25cm" svg:y="7.75cm">
              <draw:text-box>
                <text:p text:style-name="P1"><text:span text:style-name="T1">MAC</text:span></text:p>
              </draw:text-box>
            </draw:frame>
          </draw:g>
        </draw:g>
        <draw:g>
          <draw:rect draw:style-name="gr6" draw:text-style-name="P4" draw:layer="layout" svg:width="4cm" svg:height="1cm" svg:x="4.5cm" svg:y="6cm">
            <text:p text:style-name="P1"><text:span text:style-name="T1">Réseau</text:span></text:p>
            <text:p text:style-name="P1"><text:span text:style-name="T3">(IP)</text:span></text:p>
          </draw:rect>
          <draw:rect draw:style-name="gr11" draw:text-style-name="P4" draw:layer="layout" svg:width="4cm" svg:height="1.5cm" svg:x="4.5cm" svg:y="7cm">
            <text:p text:style-name="P1"><text:span text:style-name="T1">Liaison</text:span></text:p>
            <text:p text:style-name="P1"><text:span text:style-name="T3">(Ethernet, Token Ring...)</text:span></text:p>
          </draw:rect>
          <draw:rect draw:style-name="gr7" draw:text-style-name="P4" draw:layer="layout" svg:width="4cm" svg:height="1cm" svg:x="4.5cm" svg:y="8.5cm">
            <text:p text:style-name="P1"><text:span text:style-name="T1">Physique</text:span></text:p>
            <text:p text:style-name="P1"><text:span text:style-name="T4">(1000BASE-T, WiFi, ADSL...)</text:span></text:p>
          </draw:rect>
          <draw:rect draw:style-name="gr3" draw:text-style-name="P4" draw:layer="layout" svg:width="4cm" svg:height="3cm" svg:x="4.5cm" svg:y="2cm">
            <text:p text:style-name="P1"><text:span text:style-name="T1">Application</text:span></text:p>
            <text:p text:style-name="P1"><text:span text:style-name="T3">(HTTP, FTP, DNS...)</text:span></text:p>
          </draw:rect>
          <draw:rect draw:style-name="gr4" draw:text-style-name="P4" draw:layer="layout" svg:width="4cm" svg:height="1cm" svg:x="4.5cm" svg:y="5cm">
            <text:p text:style-name="P1"><text:span text:style-name="T1">Transport</text:span></text:p>
            <text:p text:style-name="P1"><text:span text:style-name="T3">(TCP, UDP...)</text:span></text:p>
          </draw:rect>
          <draw:frame draw:style-name="gr12" draw:text-style-name="P5" draw:layer="layout" svg:width="4cm" svg:height="0.5cm" svg:x="4.5cm" svg:y="10cm">
            <draw:text-box>
              <text:p text:style-name="P1"><text:span text:style-name="T2">Modèle Internet</text:span></text:p>
            </draw:text-box>
          </draw:frame>
        </draw:g>
        <draw:g>
          <draw:rect draw:style-name="gr8" draw:text-style-name="P4" draw:layer="layout" svg:width="4cm" svg:height="0.75cm" svg:x="13.5cm" svg:y="7.75cm">
            <text:p text:style-name="P1"><text:span text:style-name="T1"><text:s/></text:span><text:span text:style-name="T1">Liaison</text:span></text:p>
          </draw:rect>
          <draw:frame draw:style-name="gr10" draw:text-style-name="P4" draw:layer="layout" svg:width="1.75cm" svg:height="0.75cm" svg:x="15.75cm" svg:y="7.75cm">
            <draw:text-box>
              <text:p text:style-name="P1"><text:span text:style-name="T1">(MAC)</text:span></text:p>
            </draw:text-box>
          </draw:frame>
          <draw:rect draw:style-name="gr7" draw:text-style-name="P4" draw:layer="layout" svg:width="4cm" svg:height="1cm" svg:x="13.5cm" svg:y="8.5cm">
            <text:p text:style-name="P1"><text:span text:style-name="T1">Physique</text:span></text:p>
          </draw:rect>
          <draw:frame draw:style-name="gr12" draw:text-style-name="P5" draw:layer="layout" svg:width="4cm" svg:height="0.5cm" svg:x="13.5cm" svg:y="10cm">
            <draw:text-box>
              <text:p text:style-name="P1"><text:span text:style-name="T2">IEEE 802.15.4</text:span></text:p>
            </draw:text-box>
          </draw:frame>
          <draw:rect draw:style-name="gr13" draw:text-style-name="P4" draw:layer="layout" svg:width="4cm" svg:height="5.75cm" svg:x="13.5cm" svg:y="2cm">
            <text:p text:style-name="P1"><text:span text:style-name="T1">Pile de protocoles</text:span></text:p>
            <text:p text:style-name="P1"><text:span text:style-name="T1">« de haut niveau » :</text:span></text:p>
            <text:p text:style-name="P1"><text:span text:style-name="T5">ZigBee,</text:span></text:p>
            <text:p text:style-name="P1"><text:span text:style-name="T5">6LoWPAN...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évin Roussel</meta:initial-creator>
    <meta:creation-date>2015-08-01T08:02:21</meta:creation-date>
    <dc:date>2015-11-16T11:24:09</dc:date>
    <meta:editing-duration>PT39M9S</meta:editing-duration>
    <meta:editing-cycles>5</meta:editing-cycles>
    <meta:generator>LibreOffice/3.5$Linux_X86_64 LibreOffice_project/350m1$Build-2</meta:generator>
    <meta:document-statistic meta:object-count="32"/>
  </office:meta>
</office:document-meta>
</file>